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ce181e" style:font-name="Verdana" fo:font-size="20pt" fo:letter-spacing="normal" fo:language="pt" fo:country="BR" fo:font-style="normal" fo:font-weight="bold" officeooo:rsid="008d091c" officeooo:paragraph-rsid="00004e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ce181e" style:font-name="Verdana" fo:font-size="14pt" fo:letter-spacing="normal" fo:language="pt" fo:country="BR" fo:font-style="normal" fo:font-weight="bold" officeooo:rsid="008d091c" officeooo:paragraph-rsid="00004e8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language="pt" fo:country="BR" fo:font-style="normal" fo:font-weight="normal" officeooo:rsid="008d091c" officeooo:paragraph-rsid="00004e89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variant="normal" fo:text-transform="none" fo:color="#000000" style:font-name="Verdana" fo:font-size="14pt" fo:letter-spacing="normal" fo:language="pt" fo:country="BR" fo:font-style="normal" fo:font-weight="normal" officeooo:rsid="008d091c" officeooo:paragraph-rsid="00004e8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variant="normal" fo:text-transform="none" fo:color="#000000" style:font-name="Verdana" fo:font-size="14pt" fo:letter-spacing="normal" fo:language="pt" fo:country="BR" fo:font-style="normal" fo:font-weight="normal" officeooo:rsid="000851d5" officeooo:paragraph-rsid="00004e8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language="pt" fo:country="BR" fo:font-style="normal" fo:font-weight="normal" officeooo:rsid="0011a1d6" officeooo:paragraph-rsid="00004e8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language="pt" fo:country="BR" fo:font-style="normal" fo:font-weight="normal" officeooo:rsid="0014eb2b" officeooo:paragraph-rsid="00004e8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language="pt" fo:country="BR" fo:font-style="normal" fo:font-weight="normal" officeooo:rsid="00217345" officeooo:paragraph-rsid="00004e8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4pt" fo:letter-spacing="normal" fo:language="pt" fo:country="BR" fo:font-style="normal" fo:font-weight="normal" officeooo:rsid="00273efb" officeooo:paragraph-rsid="00004e89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127622" style:font-name="Verdana" fo:font-size="14pt" fo:letter-spacing="normal" fo:language="pt" fo:country="BR" fo:font-style="normal" fo:font-weight="normal" officeooo:rsid="000851d5" officeooo:paragraph-rsid="00004e8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11a1d6" officeooo:paragraph-rsid="00004e8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01e1b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217345" officeooo:paragraph-rsid="00004e8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273efb" officeooo:paragraph-rsid="00004e8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292e7b" officeooo:paragraph-rsid="00004e8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4b8822" officeooo:paragraph-rsid="00004e8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5af4e7" officeooo:paragraph-rsid="00004e8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465a4" style:font-name="Verdana" fo:font-size="14pt" fo:letter-spacing="normal" fo:language="pt" fo:country="BR" fo:font-style="normal" fo:font-weight="normal" officeooo:rsid="00292e7b" officeooo:paragraph-rsid="00004e89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1e6a39" style:font-name="Verdana" fo:font-size="14pt" fo:language="pt" fo:country="BR" fo:font-weight="normal" officeooo:rsid="0014eb2b" officeooo:paragraph-rsid="00004e89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style:font-name="Verdana" fo:font-size="14pt" fo:language="pt" fo:country="BR" fo:font-weight="normal" officeooo:rsid="0014eb2b" officeooo:paragraph-rsid="00004e89" style:font-size-asian="14pt" style:font-weight-asian="normal" style:font-size-complex="14pt" style:font-weight-complex="normal"/>
    </style:style>
    <style:style style:name="T1" style:family="text">
      <style:text-properties fo:color="#127622"/>
    </style:style>
    <style:style style:name="T2" style:family="text">
      <style:text-properties fo:color="#127622" officeooo:rsid="0005c851"/>
    </style:style>
    <style:style style:name="T3" style:family="text">
      <style:text-properties fo:color="#127622" style:font-name="Mono"/>
    </style:style>
    <style:style style:name="T4" style:family="text">
      <style:text-properties fo:color="#127622" officeooo:rsid="0006fd21"/>
    </style:style>
    <style:style style:name="T5" style:family="text">
      <style:text-properties fo:color="#127622" officeooo:rsid="00070eb1"/>
    </style:style>
    <style:style style:name="T6" style:family="text">
      <style:text-properties fo:color="#127622" officeooo:rsid="0008cd9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1e1b7"/>
    </style:style>
    <style:style style:name="T9" style:family="text">
      <style:text-properties officeooo:rsid="0002a38b"/>
    </style:style>
    <style:style style:name="T10" style:family="text">
      <style:text-properties fo:color="#ce181e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40e10"/>
    </style:style>
    <style:style style:name="T14" style:family="text">
      <style:text-properties officeooo:rsid="000563c9"/>
    </style:style>
    <style:style style:name="T15" style:family="text">
      <style:text-properties officeooo:rsid="0008cd99"/>
    </style:style>
    <style:style style:name="T16" style:family="text">
      <style:text-properties officeooo:rsid="000a957d"/>
    </style:style>
    <style:style style:name="T17" style:family="text">
      <style:text-properties officeooo:rsid="000c432d"/>
    </style:style>
    <style:style style:name="T18" style:family="text">
      <style:text-properties officeooo:rsid="000d57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digos</text:p>
      <text:p text:style-name="P2"/>
      <text:p text:style-name="P3">Aula 3</text:p>
      <text:p text:style-name="P3"/>
      <text:p text:style-name="P19"><text:span text:style-name="T1">CREATE DATABASE cadas</text:span>tro;<text:tab/>-- cria um banco de dados <text:span text:style-name="T1">chamado</text:span> `cadastro`<text:line-break/>USE cadastro;<text:tab/><text:tab/><text:tab/><text:tab/>-- abre o banco `cadastro`<text:line-break/>CREATE TABLE pessoas (<text:line-break/> <text:s text:c="3"/>nome VARCHAR(30),<text:line-break/> <text:s text:c="3"/>idade TINYINT(3),<text:line-break/> <text:s text:c="3"/>sexo CHAR(1),<text:line-break/> <text:s text:c="3"/>peso FLOAT,<text:line-break/> <text:s text:c="3"/>altura FLOAT,<text:line-break/> <text:s text:c="3"/>nacionalidade VARCHAR(20)<text:line-break/>);<text:line-break/>DESCRIBE pessoas;<text:tab/><text:tab/><text:tab/>-- descreve a estrutura da tabela pessoas (também pode ser escrito como DESC)</text:p>
      <text:p text:style-name="P20"/>
      <text:p text:style-name="P3">aula 4</text:p>
      <text:p text:style-name="P3"/>
      <text:p text:style-name="P10">DROP DATABASE cadastro;<text:tab/><text:tab/><text:tab/>-- apaga o banco `cadastro`<text:line-break/>CREATE DATABASE cadastro<text:tab/><text:tab/>-- cria um banco chamado 'cadastro'<text:line-break/>DEFAULT CHARACTER SET utf8<text:tab/><text:tab/>-- charset que declara a codificação padrão de caracteres, para aceitar caracteres especiais, como acentos<text:line-break/>DEFAULT COLLATE utf8_general_ci;<text:tab/>-- Collation: parâmetro para definição dos caracteres como Case-Insensitive, ignorando letras maiúsculas ou acentos em uma busca<text:line-break/><text:line-break/>CREATE TABLE pessoas (<text:line-break/> <text:s text:c="3"/>id INT NOT NULL AUTO_INCREMENT,<text:line-break/> <text:s text:c="3"/>nome VARCHAR(30) NOT NULL,<text:line-break/> <text:s text:c="3"/>nascimento DATE,<text:line-break/> <text:s text:c="3"/>sexo ENUM('M', 'F'),<text:line-break/> <text:s text:c="3"/>peso DECIMAL(5 , 2 ),<text:tab/>-- 5 algarismos, 2 depois da vírgula<text:line-break/> <text:s text:c="3"/>altura DECIMAL(3 , 2 ),<text:line-break/> <text:s text:c="3"/>nacionalidade VARCHAR(20) DEFAULT 'Brasil',<text:line-break/> <text:s text:c="3"/>PRIMARY KEY (id)<text:line-break/><text:soft-page-break/>) <text:s/>DEFAULT CHARSET=UTF8MB4;<text:tab/><text:tab/><text:tab/>-- padrão de caracteres(ou charset) para esta tabela criada</text:p>
      <text:p text:style-name="P5"/>
      <text:p text:style-name="P4">Aula 5</text:p>
      <text:p text:style-name="P4"/>
      <text:p text:style-name="P11">USE CADASTRO;<text:tab/>-- abre o BD cadastro<text:line-break/><text:line-break/>INSERT INTO pessoas<text:tab/>-- (lê-se "insãrt intwo") é o comando para inserir valores na tabela `pessoas`<text:line-break/>(NOME, NASCIMENTO, SEXO, PESO, ALTURA, NACIONALIDADE)<text:tab/>-- não utilize(;) pois não é o fim do comando ainda (e NÃO É necessário informar o 'id' pois ele é auto-incrementável)<text:line-break/>VALUES<text:line-break/>('Godofredo', '1984-01-02', 'M', '78.5', '1.84', 'Brasil');<text:tab/>-- strings ficam entres aspas simples, o sinal separador decimal é o ponto(.)<text:line-break/><text:line-break/>INSERT INTO pessoas (ID, NOME, NASCIMENTO, SEXO,PESO, ALTURA, NACIONALIDADE) -- pode ser escrito tudo na mesma linha, o importante é o (;) no final do comando<text:line-break/>VALUES (<text:span text:style-name="T7">DEFAULT</text:span>, 'Maria','1971-06-13','F', '62.5', '1.70', <text:span text:style-name="T7">DEFAULT</text:span>); -- caso opte por declarar o ID, deixe-o como default(padrão), assim como a nacionalidade<text:line-break/><text:line-break/>INSERT INTO pessoas VALUES (default,'João', '1984-07-14', 'M', '89.3','1.80', 'Portugal'); -- se a declaração seguir a ordem das colunas, não é necessário declará-las<text:line-break/><text:line-break/>-- Também tem como inserir vários registros com um único comando, é só separá-los por vírgulas, deixando o (;) para o fim do comando. Veja abaixo:<text:line-break/>INSERT INTO pessoas VALUES<text:line-break/>(DEFAULT, 'Ana', '1975-12-22', 'F', '52.3', '1.45', 'EUA'),<text:line-break/>(DEFAULT, 'Pedro', '2000-07-15', 'M', '69.5', '1.75', 'Brasil'),<text:line-break/>(DEFAULT, 'Joana', '1999-05-01', 'F', '67.3', '1.75', 'Espanha');<text:tab/>-- atenção para o ponto-e-vírgula <text:span text:style-name="T8">só no final da declaração</text:span><text:line-break/><text:line-break/>SELECT * FROM pessoas;<text:tab/>-- comando para exibir todos(*) os registros da tabela `pessoas`</text:p>
      <text:p text:style-name="P6"/>
      <text:p text:style-name="P6"><text:soft-page-break/></text:p>
      <text:p text:style-name="P3">Aula 6</text:p>
      <text:p text:style-name="P3"/>
      <text:p text:style-name="P12">ALTER TABLE pessoas ADD COLUMN profissao varchar(10);<text:tab/>-- Adiciona um novo campo/coluna (declare sempre sem acento e em letras minúsculas)<text:line-break/><text:line-break/>ALTER TABLE PESSOAS DROP COLUMN profissao;<text:tab/>-- apaga coluna<text:line-break/><text:line-break/>ALTER TABLE pessoas ADD COLUMN profissao varchar(30) AFTER nome;<text:tab/>-- o parâmetro <text:span text:style-name="T8">de restrição(</text:span>constraint<text:span text:style-name="T8">)</text:span> AFTER colocou a coluna criada depois da coluna nome<text:line-break/>ALTER TABLE pessoas ADD #COLUMN<text:tab/><text:tab/>-- A palavra COLUMN é opcional<text:line-break/>codigo INT FIRST;<text:tab/>-- O parâmetro <text:span text:style-name="T8">de restrição(</text:span>constraint<text:span text:style-name="T8">)</text:span> FIRST adiciona a coluna no início da tabela, NÃO existe constraint 'last' <text:span text:style-name="T8">porque seria redundante</text:span><text:line-break/><text:line-break/>ALTER TABLE pessoas MODIFY COLUMN profissao varchar(20)<text:tab/>-- O comando MODIFY mo<text:span text:style-name="T9">d</text:span>ifica apenas <text:span text:style-name="T9">a estrutura, ou seja, </text:span>tipos e constraints de COLUNAS, não sendo possível renomear!<text:line-break/>NOT NULL DEFAULT <text:span text:style-name="T11">‘’</text:span>;-- *Foi necessário a constraint DEFAULT declarar como <text:span text:style-name="T10">VAZIO</text:span> pois essa coluna já fora criada com valores nulos, o que entraria em conflito com o NOT NULL atual<text:line-break/><text:line-break/>ALTER TABLE pessoas CHANGE COLUMN profissao prof varchar(20) not null DEFAULT '';<text:tab/>-- Altera o nome da coluna profissão para `prof`<text:line-break/>-- O comando CHANGE permite modificar não apenas tipos e constraints,mas também RENOMEAR a coluna<text:line-break/>-- Porém sua sintaxe exige descrever o velho e o novo nome, e também repetir todas as constraints anteriores<text:line-break/><text:line-break/>ALTER TABLE pessoas RENAME TO gafanhotos;<text:tab/>-- MODIFY e CHANGE modificam a coluna, RENAME TO só renomeia a tabela<text:line-break/><text:line-break/>/*******************************/<text:line-break/><text:line-break/>CREATE TABLE IF NOT EXISTS cursos (<text:tab/> -- esse parâmetro "se não existir" impede de sobrescrever uma tabela já existente com o mesmo <text:soft-page-break/>nome, evitando assim, a perda de registros<text:line-break/>nome VARCHAR(30) NOT NULL UNIQUE,<text:tab/>-- a constraint UNIQUE não permite dois cursos com o mesmo nome<text:line-break/>descricao TEXT,<text:tab/><text:tab/><text:tab/><text:tab/><text:tab/><text:tab/>– <text:span text:style-name="T13">o tipo</text:span> TEXT determina <text:span text:style-name="T13">o tamanho</text:span> da variável <text:span text:style-name="T13">para aceitar</text:span> textos longos<text:line-break/>carga INT UNSIGNED,<text:tab/><text:tab/><text:tab/><text:tab/><text:tab/>-- UNSIGNED significa sem sinal, não permitindo números negativos<text:line-break/>totaulas INT UNSIGNED,<text:line-break/>ano YEAR DEFAULT '2021'<text:tab/><text:tab/><text:tab/><text:tab/>-- define por padrão o ano 2021<text:tab/><text:tab/><text:tab/>e não tem (,) pq é a última definição!<text:line-break/>) DEFAULT CHARSET = utf8mb4;<text:tab/>--<text:span text:style-name="T13">agora sim vem ponto e vírgula!</text:span><text:line-break/><text:line-break/>ALTER TABLE cursos ADD COLUMN id INT FIRST;<text:tab/>-- se criar uma tabela e esquecer de adicionar a PK, então crie depois uma coluna para receber a PK<text:line-break/>ALTER TABLE cursos CHANGE id idcurso int;<text:tab/>-- ops, errei! alterando o nome da coluna<text:line-break/>ALTER TABLE cursos ADD PRIMARY KEY (idcurso);<text:tab/>-- declarando `idcurso` como chave primária (não tem como criar uma coluna e já adcioná-la como PK!)<text:line-break/><text:line-break/>DESC cursos;<text:tab/>-- DESC é a forma comprimida do comando DESCRIBE, descreve a estrutura da tabela<text:line-break/>DESC gafanhotos;<text:line-break/>SELECT * FROM cursos;<text:tab/>-- apresenta todos os dados da tabela<text:line-break/>SELECT * FROM gafanhotos;<text:line-break/><text:line-break/>/*a palavra DROP pode ser um parâmetro de ALTER TABLE (apagando colunas) ou um comando para apagar tabelas ou BDs (DROP TABLE, DROP DATABASE)<text:line-break/>*****************************************************************************************************************************************/<text:line-break/> <text:line-break/>CREATE TABLE IF NOT EXISTS teste (id INT, nome VARCHAR(30), idade INT);<text:line-break/>INSERT INTO teste VALUE<text:line-break/>('1', 'Pedro', '22'), ('2', 'Maria', '12'), ('3','Maricota','77');<text:tab/>-- por não ter uma PK, se essa linha de comando for executada mais de uma <text:soft-page-break/>vez, os dados se repetirão<text:line-break/>SELECT * FROM teste;<text:line-break/>DROP TABLE teste;<text:tab/>-- apaga tabela</text:p>
      <text:p text:style-name="P7"/>
      <text:p text:style-name="P3">Aula 7</text:p>
      <text:p text:style-name="P3"/>
      <text:p text:style-name="P13">USE cadastro;<text:tab/>-- abre o BD cadastro<text:line-break/>ALTER TABLE gafanhotos DROP codigo;<text:tab/>-- apaga coluna `codigo` da tabela `gafanhotos`<text:line-break/>SELECT * FROM cursos; <text:line-break/>DESC cursos;<text:line-break/><text:line-break/>INSERT INTO cursos VALUES<text:line-break/>('1', 'HTML4', 'Curso de HTML5', '40','37', '2014'),<text:line-break/>('2', 'Algoritmos', 'Lógica de Programação', '20','15', '2014'),<text:line-break/>('3', 'Photoshop', 'Dicas de Photosop CC', '10','8', '2014'),<text:line-break/>('4', 'PGP', 'Curso de PHP para iniciantes', '40','20', '2010'),<text:line-break/>('5', 'Jarva', 'Introdução à linguagem Java', '10','29', '2000'),<text:line-break/>('6', 'MySQL', 'Banco de dados MySQL', '30','15', '2016'),<text:line-break/>('7', 'Word', 'Curso completo de Word', '40','30', '2016'),<text:line-break/>('8', 'Sapateado', 'Danças Rítmicas', '40','30', '2018'),<text:line-break/>('9', 'Cozinha Árabe', 'Aprenda a fazer kibe', '40','30', '2018'),<text:line-break/>('10', 'Youtuber', 'Gerar polêmica e ganhar inscritos', '5','2', '2018');<text:line-break/><text:line-break/>UPDATE cursos SET nome = 'HTML5' WHERE idcurso = 1;<text:tab/>-- ATUALIZA a tabela cursos, CONFIGURANDO na coluna `nome` para 'HTML5', ONDE a PK(idcurso) é igual a 1 (primeira linha)<text:line-break/>UPDATE cursos SET nome = 'PHP', ano = 2015 WHERE idcurso = 4;<text:tab/>-- atualiza a coluna `nome` e `ano`, sempre separando por vírgulas os campos<text:line-break/>UPDATE cursos SET nome = 'Java', carga = 40, ano = 2015<text:tab/>WHERE idcurso = 5 LIMIT 1;<text:tab/>-- Por segurança, utilizou-se <text:span text:style-name="T13">a constraint</text:span> LIMIT, para limitar a alteração a apenas uma linha<text:line-break/><text:line-break/>DELETE FROM cursos WHERE idcurso = 8;<text:tab/>-- o comando DELETE apaga a tupla, onde a PK vale 8<text:line-break/>DELETE FROM cursos WHERE ano = 2018 limit 2;<text:tab/>-- Usando a constraint de segurança LIMIT, apaga somente as 2 primeiras linhas<text:line-break/><text:line-break/><text:soft-page-break/>TRUNCATE TABLE cursos;<text:tab/>-- O comando TRUNCATE apaga todos os registros da TABELA, tenha cautela ao manipular esse comando!<text:line-break/>TRUNCATE cursos;<text:tab/><text:tab/>-- TABLE pode ser omitido e o comando permanece válido, apagando todos os registros</text:p>
      <text:p text:style-name="P8"/>
      <text:p text:style-name="P3">Aula 8</text:p>
      <text:p text:style-name="P3"/>
      <text:p text:style-name="P14">USE `cadastro`;<text:tab/>-- abre o BD cadastro<text:line-break/>SELECT * FROM cursos;<text:line-break/>SELECT * FROM gafanhotos;<text:line-break/>DESC cursos;<text:tab/>-- descreve a estr<text:span text:style-name="T14">u</text:span>tura da tabela cursos<text:line-break/>DESCRIBE gafanhotos;<text:line-break/>SHOW TABLES;<text:tab/>-- mostra as tabelas do Banco de Dados aberto<text:line-break/><text:line-break/>/************************************************************<text:line-break/>foi gerado um Dump(backup) do BD `cadastro`, em arquivo único<text:line-break/>************************************************************/<text:line-break/><text:line-break/>DROP DATABASE cadastro; -- apaga o fucking BD!<text:line-break/><text:line-break/>-- Devido a um Bug do Workbench, foi necessário editar 2 linhas no topo do arquivo gerado (usei o Notepad++), para só então conseguir importar o Dump<text:line-break/>-- As linhas adicionadas foram essas: <text:tab/>CREATE DATABASE cadastro; <text:tab/>USE cadastro;</text:p>
      <text:p text:style-name="P9"/>
      <text:p text:style-name="P9"/>
      <text:p text:style-name="P3">Aula 9 10</text:p>
      <text:p text:style-name="P3"/>
      <text:p text:style-name="P15">USE exemplo;<text:tab/><text:line-break/>SHOW DATABASES;<text:line-break/>#STATUS;<text:tab/><text:tab/><text:tab/>-- comando válido somente no terminal/prompt<text:line-break/>SHOW TABLES;<text:tab/>-- mostra as tabelas existentes dentro do BD aberto<text:line-break/>SHOW ENGINES;<text:tab/>-- Apresenta breves comentários sobre os motores de armazenamentos disponíveis<text:line-break/><text:soft-page-break/>SHOW CREATE TABLE amigos;<text:tab/>-- Esse comando é usado principalmente no console e mostra o comando utilizado para criar a tabela `amigos`<text:line-break/>SHOW CREATE DATABASE exemplo;<text:line-break/><text:line-break/>DESC cursos;<text:tab/>-- descreve a estr<text:span text:style-name="T14">u</text:span>tura da tabela<text:line-break/>DESC gafanhotos;<text:line-break/>SELECT * FROM gafanhotos;<text:tab/>-- Mostra todos os registros, não esqueça do FROM!<text:line-break/>UPDATE cursos SET nome = 'PhotoShop' WHERE idcurso = 3;<text:tab/>-- Altera o nome do campo/coluna<text:line-break/><text:line-break/>ALTER TABLE `amigos` ADD `idade` INT NOT NULL AFTER `Nome`;<text:tab/>-- Adiciona, na tabela `amigos`, a coluna `idade` após a coluna `nome` (não cadastre idade em BD, cadastre data_nasc<text:line-break/>ALTER TABLE amigos DROP idade;<text:line-break/>ALTER TABLE `amigos` ADD `Sexo` ENUM ('M', 'F') NOT NULL AFTER `Telefone`;<text:tab/>-- Adiciona a coluna `sexo`<text:line-break/>ALTER TABLE `amigos` CHANGE `Telefone` `Telefone` VARCHAR(11) AFTER `Sexo`; -- altera a posição do campo `telefone` para depois do campo `sexo`<text:line-break/><text:line-break/>INSERT INTO `amigos` (`id`, `Nome`, `Sexo`, `Telefone`) VALUES (NULL, 'Maria', 'F', '2222-3333'), (NULL, 'João', '', '2222-3333');<text:line-break/>INSERT INTO `amigos` (`id`, `Nome`, `Sexo`, `Telefone`) VALUES (NULL, 'José', 'M', '3333-4444'), (NULL, 'Ana', 'F', '1111-2222');<text:line-break/><text:line-break/>UPDATE `amigos` SET `Sexo` = 'M' WHERE `amigos`.`id` = 2;<text:line-break/><text:line-break/>DELETE FROM `amigos` WHERE `amigos`.`id` = 4;<text:tab/>-- Apaga a tupla/registro/linha<text:line-break/><text:line-break/>SELECT * FROM amigos;<text:line-break/>DROP TABLE `amigos`;<text:tab/>-- o DROP TABLE apaga a coluna e os dados, se quiser apagar só os registros, utilize o comando TRUNCATE<text:line-break/>DROP DATABASE `exemplo`;</text:p>
      <text:p text:style-name="P15"/>
      <text:p text:style-name="P3">Aula 11, 12, 13</text:p>
      <text:p text:style-name="P3"/>
      <text:p text:style-name="P18"><text:soft-page-break/><text:span text:style-name="T1">-- foi feito o Dump de um BD `cadastro` pelo site do cursoemvideo, link: https://www.cursoemvideo.com/course/mysql/aulas/banco-de-dados/modulos/exercicio-para-curso-de-mysql/<text:line-break/><text:line-break/>USE cadastro;<text:line-break/>SELECT * FROM cursos ORDER BY nome; -- O (*) representa todas as colunas<text:line-break/>SELECT * FROM gafanhotos;<text:tab/>-- Sem nenhum parâmetro, ele ordena pela chave primária<text:line-break/><text:line-break/>/*filtrando e ordenando colunas*/<text:line-break/>SELECT * FROM cursos ORDER BY nome DESC;<text:tab/>-- ordena a busca por ordem alfabética descendente (DESC pode ser omitido pois já vem como padrão)<text:line-break/>SELECT nome, carga, ano FROM cursos;<text:tab/><text:tab/>-- Filtra as colunas, mostrando apenas 3<text:line-break/>SELECT ano, nome, carga FROM cursos ORDER BY ano, nome;<text:tab/>-- Muda a sequência de colunas a serem mostradas; ordenando por ano e depois por nome<text:line-break/><text:line-break/>/*filtrando linhas*/<text:line-break/>SELECT * FROM cursos WHERE ano = 2016 ORDER BY nome;<text:tab/>-- as a</text:span><text:span text:style-name="T2">s</text:span><text:span text:style-name="T1">pas no ano são opcionais, sendo obrigatórias nas strings/char<text:line-break/>SELECT nome, carga FROM cursos WHERE ANO = '2016' ORDER BY nome;<text:tab/>-- Filtra pela coluna `ano` que nem faz parte do Resultset(resultado de consulta)<text:line-break/><text:line-break/>/*utilizando operadores*/<text:line-break/>SELECT nome, descricao FROM cursos WHERE ano != 2015 ORDER BY nome, ano;<text:tab/>-- utilizando operadores RELACIONAIS, neste caso, o operador </text:span><text:span text:style-name="T3">DIFERENTE</text:span><text:span text:style-name="T1"> também pode ser "&lt;&gt;"<text:line-break/>SELECT nome, ano FROM cursos WHERE ano BETWEEN 2014 AND 2016 ORDER BY ano DESC, nome; <text:s/>-- O comando BETWEEN apresenta uma FAIXA dos campos declarados<text:line-break/>SELECT nome, descricao, ano FROM cursos WHERE ano IN (2014,2016) ORDER BY ano;<text:tab/>-- O comando IN apresenta somente os campos declarados entre parênteses<text:line-break/><text:line-break/>/*utilizando operadores lógicos*/<text:line-break/></text:span><text:soft-page-break/><text:span text:style-name="T1">SELECT nome, carga, totaulas FROM cursos WHERE carga &gt; 35 AND totaulas &lt; 30;<text:line-break/><text:line-break/>/*utilizando o operador LIKE, de semelhanças*<text:tab/><text:tab/><text:tab/>o "%" é coringa e significa: nenhum ou vários caracteres*<text:tab/><text:tab/>o "_" significa: whatever caractere*/<text:line-break/>SHOW TABLE STATUS;<text:tab/>-- com esse comando, percebi que a COLLATION da tabela está configurada como CaseInsensitive(CI), não diferenciando letras maiúsculas de minúsculas<text:line-break/>SELECT * FROM cursos WHERE nome LIKE 'p%' ORDER BY nome;<text:tab/>-- Apresenta todas as tuplas do campo `nome` que COMEÇAM com 'P'<text:line-break/>SELECT * FROM cursos WHERE nome LIKE '%a';<text:tab/>-- Apresentam todas as tuplas do campo `nome` que TERMINAM <text:s/>com 'a'<text:line-break/>SELECT * FROM cursos WHERE nome LIKE '%a%';<text:tab/>-- Seleciona todos os registros do campo `nome` que tenham 'a' em QUALQUER posição, inclusive no início ou final*/<text:line-break/>SELECT * FROM cursos WHERE nome NOT LIKE '%a%';<text:tab/>-- Seleciona todos os registros do campo `nome` que NÃO tenham 'a' em posição alguma*/<text:line-break/>SELECT * FROM cursos WHERE nome LIKE 'PH%P';<text:line-break/>SELECT * FROM cursos WHERE nome LIKE 'PH%P%';<text:line-break/>SELECT * FROM cursos WHERE nome LIKE 'PH%P_';<text:tab/>-- O UNDERLINE exige que tenha 1 caractere no final, contando 1 posição<text:line-break/>SELECT * FROM cursos WHERE nome LIKE 'PH%p_';<text:tab/>-- começa com 'ph', tem qualquer coisa no meio, termina com 'p' seguido de uma posição de alguma coisa<text:line-break/>SELECT * FROM gafanhotos WHERE nome LIKE '%SILVA%';<text:tab/>-- seleciona qualquer pessoa com o fragmento 'silva' no nome (inclusive silvana)<text:line-break/>SELECT * FROM gafanhotos WHERE nome LIKE '%_SILVA%';<text:tab/>-- nesse caso, seleciona somente pessoas que tenham sobrenome silva<text:line-break/>SELECT * FROM gafanhotos WHERE nome LIKE '%SILVA';<text:tab/>-- seleciona somente os nomes que terminam com o sobrenome silva<text:line-break/>SELECT * FROM gafanhotos WHERE nome LIKE 'SILVA%';<text:tab/>-- seleciona somente a Silvana, que começa com 'silva'<text:line-break/><text:line-break/>/*Comando DISTINCT, para distinguir (ele não agrupa!). Ele considera apenas uma ocorrência, de cada valor dentro do registro*/<text:line-break/></text:span><text:soft-page-break/><text:span text:style-name="T1">SELECT DISTINCT nacionalidade FROM gafanhotos ORDER BY nacionalidade;<text:tab/>-- apresenta uma lista sem repetição das nacionalidades, mostrando quantos tipos foram cadastradas<text:line-break/>SELECT DISTINCT carga FROM cursos ORDER BY carga;<text:tab/>-- todas as opções de carga horária<text:line-break/><text:line-break/>/*utilizando FUNÇ</text:span><text:span text:style-name="T4">Õ</text:span><text:span text:style-name="T1">ES de Agregação*/<text:line-break/>SELECT count(*) FROM cursos;<text:tab/>-- A função COUNT conta quantos registros tem em `cursos`<text:line-break/>SELECT count(*) FROM cursos WHERE carga &gt; 40;<text:tab/>-- Usando filtro<text:line-break/>SELECT max(carga) FROM cursos;<text:tab/>-- A função MAX identifica o maior valor<text:line-break/>SELECT max(totaulas) FROM cursos WHERE ano = '2016';<text:tab/>-- Dentre os cursos de 2016, o curso com maior nº de aulas teve 35 aulas<text:line-break/>SELECT min(totaulas) FROM cursos WHERE ANO = '2016';<text:tab/>-- A função MIN identifica o MENOR valor<text:line-break/>SELECT sum(totaulas) FROM cursos WHERE ano = '2016';<text:tab/>-- A função SUM soma os valores<text:line-break/>SELECT avg(totaulas) FROM cursos;<text:tab/>-- A função AVG calcula a média<text:line-break/>DELETE FROM gafanhotos WHERE nome LIKE 'Jonatas Rodrigues%' LIMIT 1;<text:line-break/><text:line-break/>/*********************EXERCÍCIOS************************/<text:line-break/><text:line-break/>SELECT* FROM gafanhotos;<text:line-break/>SELECT nome FROM gafanhotos WHERE sexo = 'F' ORDER BY nome;<text:tab/>-- Uma lista com o nome de todas as gafanhotAs<text:line-break/>SELECT * FROM gafanhotos WHERE nascimento BETWEEN '2000-01-01' AND '2015-12-31' ORDER BY nascimento desc;<text:tab/>-- Lista dos nascidos entre 2000 e 2015<text:line-break/>SELECT nome, profissao FROM gafanhotos WHERE sexo = 'M' AND profissao LIKE 'programador%' ORDER BY nome;<text:tab/><text:tab/>-- Lista de homens programadores<text:line-break/>SELECT nome, sexo, nacionalidade FROM gafanhotos WHERE sexo = 'F' AND nacionalidade = 'Brasil' AND nome LIKE 'J%' ORDER BY nome; -- mulheres </text:span><text:span text:style-name="T5">brasileiras</text:span><text:span text:style-name="T1">, com nome começando com J<text:line-break/>SELECT nome, nacionalidade FROM gafanhotos WHERE sexo = 'M' </text:span><text:soft-page-break/><text:span text:style-name="T1">AND nome LIKE '%silva%' AND nacionalidade NOT LIKE 'Brasil%' AND peso &lt; 100; -- homens, silva, gringos, &lt;100Kg<text:line-break/>SELECT max(altura) FROM gafanhotos WHERE sexo = 'M' AND nacionalidade LIKE 'brasil';<text:tab/>-- A maior altura masculina dos Brasileiros<text:line-break/>SELECT avg(peso) FROM gafanhotos;<text:tab/>-- Média de peso dos gafanhotos cadastrados<text:line-break/>SELECT min(peso) FROM gafanhotos WHERE sexo = 'F' AND nacionalidade NOT LIKE 'Brasil%' AND nascimento BETWEEN '1990-01-01' AND '2000-12-31';<text:tab/>-- Menor peso da mulher gringa<text:line-break/>SELECT count(*) FROM gafanhotos WHERE sexo = 'F' AND altura &gt; 1.90;<text:tab/>-- Quantas mulheres tem mais de 1.90 de altura?<text:line-break/><text:line-break/>/**********************************/<text:line-break/>/*Agrupando registros com GROUP BY*/<text:line-break/>SELECT * FROM cursos;<text:line-break/>SELECT DISTINCT carga FROM cursos ORDER BY carga;<text:tab/>-- Mostra as diferentes/distintas cargas horárias<text:line-break/>SELECT carga FROM cursos GROUP BY carga ORDER BY carga;<text:tab/>/-- Agrupa as cargas horárias, embora tenha a mesma view do comando anterior, ainda<text:line-break/>SELECT count(carga), carga FROM cursos GROUP BY carga ORDER BY carga;<text:tab/>-- Utiliza a função COUNT para mostrar a quantidade de cursos por carga horária<text:line-break/><text:line-break/>/*(Utilizando comando HAVING<text:tab/><text:tab/><text:tab/><text:tab/>(having está para group by, assim como, where está para o select)*/<text:line-break/>SELECT ano, count(*) FROM cursos GROUP BY ano HAVING count(ano) &gt;=5 ORDER BY count(*) ASC;<text:tab/>-- Só agrupa os anos que tem 5 ou mais cursos<text:line-break/>SELECT ano, count(*) FROM cursos GROUP BY ano HAVING ano &gt;= 2014;<text:tab/>-- Só mostra a contagem de cursos por ano, a partir de 2014<text:line-break/>SELECT ano, count(*) FROM cursos WHERE totaulas &gt; 30 GROUP BY ano HAVING ano &gt; 2013 ORDER BY count(*) ASC;<text:tab/>/*Selecionar(SELECT), Filtrar(WHERE),<text:line-break/> Agrupar essa seleção já filtrada(GROUP BY) e </text:span><text:span text:style-name="T6">filtrar</text:span><text:span text:style-name="T1">, dentro desse agrupamento(HAVING), quais dados você quer exibir, ordenados ascendentemente (ORDER BY ASC)*/<text:line-break/></text:span><text:soft-page-break/><text:span text:style-name="T1">SELECT AVG(carga) FROM cursos;<text:tab/>-- média<text:line-break/>SELECT carga, count(*) FROM cursos WHERE ano &gt; 2015 GROUP BY carga HAVING carga &gt; (SELECT avg(carga) FROM cursos);<text:tab/>-- seleciona, filtra, agrupa, mostra os resultados acima da média<text:line-break/><text:line-break/>/*****************EXERCÍCIOS******************************/<text:line-break/><text:line-break/>SELECT count(*), profissao <text:s/>FROM gafanhotos GROUP BY profissao ORDER BY count(*);<text:tab/>-- Lista agrupada contando as profissões<text:line-break/>SELECT count(*), sexo FROM gafanhotos WHERE nascimento &gt; '2005-01-01' GROUP BY sexo ORDER BY nascimento;<text:tab/>-- Homens e mulheres nascidos após 1º de janeiro de 2005<text:line-break/>SELECT nacionalidade, count(*) FROM gafanhotos WHERE nacionalidade NOT LIKE 'BRasil%' GROUP BY nacionalidade HAVING count(nacionalidade) &gt; 3 ORDER BY count(*); -- Lista (com valores &gt;3) dos gringos<text:line-break/>SELECT altura, count(*) FROM gafanhotos WHERE peso &gt; 100 GROUP BY altura HAVING altura &gt; (SELECT avg(altura) FROM gafanhotos) ORDER BY altura;<text:tab/>-- Pessoas agrupadas por altura, com peso &gt;100 e altura maior que a média</text:span><text:line-break/></text:p>
      <text:p text:style-name="P18"/>
      <text:p text:style-name="P3">Aula 15</text:p>
      <text:p text:style-name="P3"/>
      <text:p text:style-name="P16">USE cadastro;<text:line-break/>DESCRIBE gafanhotos;<text:line-break/>/****INSERINDO CHAVE ESTRANGEIRA*****/<text:line-break/>ALTER TABLE gafanhotos ADD COLUMN cursopreferido INT;<text:tab/>-- Adiciona um campo que vai receber a chave estrangeira<text:line-break/>ALTER TABLE gafanhotos ADD FOREIGN KEY (cursopreferido) REFERENCES cursos(idcurso);<text:line-break/>-- A coluna `cursopreferido`, pertencente à tabela gafanhotos, está associada à coluna `idcurso` que, por sua vez, pertence à tabela ´cursos´<text:line-break/>DESCRIBE gafanhotos;<text:tab/>-- Verifique se no campo `key` aparece "MUL" como chave estrangeira/ou chave múltipla<text:line-break/><text:line-break/>SELECT * FROM cursos;<text:line-break/><text:soft-page-break/>SELECT * FROM gafanhotos;<text:line-break/><text:line-break/>UPDATE gafanhotos SET cursopreferido = 6 WHERE id = 1;<text:tab/>-- O aluno 1 (Daniel) vai assistir o curso 6(MYSQL)<text:line-break/>SELECT * FROM gafanhotos;<text:tab/>-- Verifique o campo `cursopreferido` com o valor "6"<text:line-break/>UPDATE `cadastro`.`gafanhotos` SET `cursopreferido` = '22' WHERE (`id` = '2');<text:line-break/>UPDATE `cadastro`.`gafanhotos` SET `cursopreferido` = '12' WHERE (`id` = '3');<text:line-break/>UPDATE `cadastro`.`gafanhotos` SET `cursopreferido` = '7' WHERE (`id` = '4');<text:line-break/>UPDATE `cadastro`.`gafanhotos` SET `cursopreferido` = '1' WHERE (`id` = '5');<text:line-break/>UPDATE `cadastro`.`gafanhotos` SET `cursopreferido` = '8' WHERE (`id` = '6');<text:tab/>-- No Workbench, <text:span text:style-name="T15">em vez de</text:span> digitar tudo isso<text:span text:style-name="T15">…</text:span><text:line-break/>UPDATE `cadastro`.`gafanhotos` SET `cursopreferido` = '4' WHERE (`id` = '7');<text:tab/>-- você pode usar o ResultGrid para fazer UPDATE pela interface, automaticamente<text:line-break/>UPDATE `cadastro`.`gafanhotos` SET `cursopreferido` = '5' WHERE (`id` = '8');<text:line-break/>UPDATE `cadastro`.`gafanhotos` SET `cursopreferido` = '3' WHERE (`id` = '9');<text:line-break/>UPDATE `cadastro`.`gafanhotos` SET `cursopreferido` = '30' WHERE (`id` = '10');<text:line-break/>UPDATE `cadastro`.`gafanhotos` SET `cursopreferido` = '22' WHERE (`id` = '11');<text:line-break/><text:line-break/>DELETE FROM cursos WHERE idcurso = 6;<text:tab/>-- O sistema NÃO PERMITE, pois <text:span text:style-name="T12">não é possível apagar tuplas/registros quando os mesmos têm relacionamento com outra tabela</text:span> através de chave estrangeira<text:line-break/>DESC gafanhoto_assiste_curso;<text:line-break/>show table status;<text:line-break/><text:line-break/>/*****************INNER JOIN***************(o join tradicional)/<text:line-break/>/*************faz a junção/união entre as tabelas*************/<text:line-break/>SELECT nome, cursopreferido FROM gafanhotos;<text:tab/>-- Apresenta os <text:soft-page-break/>alunos e a chave estrangeira do cursopreferido<text:line-break/>SELECT nome, ano FROM cursos;<text:tab/><text:tab/><text:tab/><text:tab/><text:tab/>-- Apresenta o nome dos cursos<text:line-break/>SELECT GAFANHOTOS.nome, GAFANHOTOS.cursopreferido, CURSOS.nome, CURSOS.ano FROM GAFANHOTOS JOIN cursos;<text:tab/>-- Juntou as 2 tabelas, porém não de forma inteligente, pois uniu CADA aluno com todos os 30 cursos<text:line-break/>SELECT gafanhotos.nome, gafanhotos.cursopreferido, cursos.nome, cursos.ano FROM gafanhotos JOIN cursos ON cursos.idcurso = gafanhotos.cursopreferido;<text:line-break/>/*É preciso um filtro, a importante cláusula ON acima, declara as relações, ou seja, ...<text:line-break/>faz a ligação entre a chave primária(cursos.idcurso) com a chave estrangeira(gafanhotos.cursopreferido)*/<text:line-break/>SELECT gafanhotos.nome, cursos.nome, cursos.ano FROM gafanhotos INNER JOIN cursos ON cursos.idcurso = gafanhotos.cursopreferido;<text:tab/>-- Já não é mais necessário mostrar a coluna `cursopreferido`*/<text:line-break/>-- Sempre que utilizar o comando JOIN, é necessário também utilizar o comando ON, e quando declarar somente o comando “JOIN”, o sistema entenderá como “INNER JOIN”<text:line-break/>UPDATE `cadastro`.`gafanhotos` SET `cursopreferido` = '1' WHERE (`id` = '14');<text:tab/>-- muda o campo `cursopreferido` de nulo para 1 no `id` 14, assim, declara que a aluna Rosana cursa HTML5<text:line-break/>SELECT gafanhotos.nome, cursos.nome, cursos.ano FROM gafanhotos JOIN cursos ON gafanhotos.cursopreferido = cursos.idcurso ORDER BY gafanhotos.nome;<text:tab/>-- ordenou por ordem alfabética<text:line-break/><text:line-break/>/*Apelidando colunas (criando um ALIAS) com o comando "AS"<text:tab/><text:tab/>assim, as linhas de comando não ficam tão grandes*/<text:line-break/> SELECT g.nome, c.nome, c.ano FROM gafanhotos AS <text:span text:style-name="T16">G</text:span> JOIN cursos AS <text:span text:style-name="T16">C</text:span> ON g.cursopreferido = c.idcurso ORDER BY g.nome;<text:tab/>-- O comando AS também pode ser omitido, <text:span text:style-name="T16">lembrando que a collate atual é Case-Insensitive</text:span><text:line-break/> <text:line-break/> /***************OUTER JOIN***************/<text:line-break/> /*junta as tabelas e mostra todos os dados, até mesmo aqueles que não tem relações*/ <text:line-break/>SELECT g.nome, c.nome, c.ano FROM gafanhotos AS g LEFT OUTER JOIN cursos AS c ON c.idcurso = g.cursopreferido;<text:tab/>/*como <text:soft-page-break/>`gafanhotos` <text:span text:style-name="T16">foi</text:span> <text:span text:style-name="T16">declarado </text:span>à esquerda do JOIN ...<text:line-break/>então será dada a preferência, ou seja, serão exibidos todos os dados da tabela `gafanhotos` (inclusive aqueles que não tem relação com outra a tabela*/<text:line-break/> SELECT g.nome, c.nome, c.ano FROM gafanhotos AS g RIGHT OUTER JOIN cursos AS c ON c.idcurso = g.cursopreferido ORDER BY c.nome;<text:tab/>/*agora dá preferência ao lado direito <text:line-break/> do JOIN (tabela cursos), assim, serão exibidos todos os cursos, inclusive aqueles que nenhum aluno prefere*/</text:p>
      <text:p text:style-name="P16"/>
      <text:p text:style-name="P3">Aula 16</text:p>
      <text:p text:style-name="P3"/>
      <text:p text:style-name="P17">/*criando relacionamentos de muitos para muitos, ou n pra n:<text:line-break/>Nesse caso, é preciso criar uma terceira tabela, que <text:span text:style-name="T16">receberá</text:span> as chaves estrangeiras da tabela `cursos` e da tabela `gafanhotos`*/<text:line-break/>CREATE TABLE gafanhoto_assiste_curso (<text:line-break/>id INT NOT NULL AUTO_INCREMENT,<text:tab/>-- O NOT NULL aqui é opcional pois quando <text:span text:style-name="T17">a coluna</text:span> se tornar chave primária, automaticamente el<text:span text:style-name="T17">a</text:span> <text:span text:style-name="T17">será</text:span> not null<text:line-break/>data DATE,<text:line-break/>idgafanhoto int,<text:line-break/>idcurso int,<text:line-break/>PRIMARY KEY(id),<text:line-break/>FOREIGN KEY (idgafanhoto) REFERENCES gafanhotos(id),<text:tab/>-- O campo `idgafanhoto` dessa tabela, que está sendo criada, se<text:span text:style-name="T17">rá a chave estrangeira</text:span> referencia<text:span text:style-name="T17">ndo</text:span> o campo `id` da tabela gafanhotos<text:line-break/>FOREIGN KEY (idcurso) REFERENCES cursos(idcurso)<text:tab/><text:tab/>-- Note que os ´idcurso` são diferentes, embora com o mesmo nome, um pertence à tabela nova e outro à tabela cursos<text:line-break/>) DEFAULT CHARSET = utf8mb4;<text:tab/>-- A palavra DEFAULT é opcional<text:line-break/><text:line-break/>SELECT * FROM cursos;<text:line-break/>SELECT * FROM gafanhotos;<text:line-break/>DESC cursos;<text:line-break/>DESC gafanhotos;<text:line-break/>DESC gafanhoto_assiste_curso;<text:tab/>-- Verifique que a tabela tem 1 PK e 2 FK<text:line-break/><text:line-break/>INSERT INTO gafanhoto_assiste_curso VALUES (DEFAULT, '2014-03-<text:soft-page-break/>01', 1, 2);<text:tab/>-- Inserindo dados na tabela, a palavra default pode ser omitida<text:line-break/>SELECT * FROM gafanhoto_assiste_curso;<text:line-break/>INSERT INTO `cadastro`.`gafanhoto_assiste_curso` (`data`, `idgafanhoto`, `idcurso`) VALUES ('2015-12-22', '3', '6');<text:line-break/>INSERT INTO `cadastro`.`gafanhoto_assiste_curso` (`data`, `idgafanhoto`, `idcurso`) VALUES ('2014-01-01', '22', '12');<text:line-break/>INSERT INTO `cadastro`.`gafanhoto_assiste_curso` (`data`, `idgafanhoto`, `idcurso`) VALUES ('2016-05-12', '1', '19');<text:line-break/>SELECT * FROM gafanhoto_assiste_curso;<text:tab/>-- O problema desse SELECT é que aparece um monte de número, falta clareza no que está mostrando<text:line-break/><text:line-break/>/*juntando mais de 2 tabelas*/<text:line-break/>SELECT g.id, g.nome, a.idgafanhoto, idcurso FROM gafanhotos G JOIN gafanhoto_assiste_curso A ON g.id = a.idgafanhoto ORDER BY g.nome;<text:tab/>/*Perceba que, por causa da relação<text:line-break/>de chaves estrangeiras, os campos `id` e `idgafanhoto` são iguais. Perceba também que o comando <text:span text:style-name="T7">AS pode ser omitido</text:span>*/<text:line-break/><text:line-break/>SELECT g.nome, c.nome FROM gafanhotos g JOIN gafanhoto_assiste_curso a ON g.id = a.idgafanhoto JOIN cursos c ON a.idcurso = c.idcurso ORDER BY g.nome;<text:line-break/>-- Puxando dados de 3 tabelas, usando 2 JOINS, o comando <text:span text:style-name="T18">ON foi 2x declarado para poder </text:span>mostra<text:span text:style-name="T18">r</text:span> os alunos e seus respectivos cursos assisti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1T13:49:39.747000000</dc:date>
    <meta:editing-duration>PT10M12S</meta:editing-duration>
    <meta:editing-cycles>3</meta:editing-cycles>
    <meta:document-statistic meta:table-count="0" meta:image-count="0" meta:object-count="0" meta:page-count="16" meta:paragraph-count="21" meta:word-count="3712" meta:character-count="24699" meta:non-whitespace-character-count="20835"/>
  </office:meta>
</office:document-meta>
</file>